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1" style:display-name="P1" style:parent-style-name="Normal">
      <style:paragraph-properties fo:text-align="left" style:writing-mode="lr"/>
    </style:style>
    <style:style style:family="section" style:name="Sect1" style:display-name="Sect1"/>
    <style:page-layout style:name="PLayout2">
      <style:page-layout-properties fo:margin-top="1.0in" fo:margin-bottom="1.0in" fo:margin-left="1.0in" fo:margin-right="1.0in"/>
    </style:page-layout>
    <style:page-layout style:name="Standard">
      <style:page-layout-properties fo:margin-top="1.0in" fo:margin-bottom="1.0in" fo:margin-left="1.0in" fo:margin-right="1.0in"/>
    </style:page-layout>
  </office:automatic-styles>
  <office:body>
    <office:text>
      <text:section text:style-name="Sect1" text:name="Section1">
        <text:p text:style-name="Normal">Aufgabe 2.3</text:p>
        <text:p text:style-name="Normal"/>
        <text:p text:style-name="P1">a) Informieren Sie sich über Funktion und Möglichkeiten des Systemkommandos scp.</text:p>
        <text:p text:style-name="P1">Warum ist scp sicher im Vergleich zu rcp?</text:p>
        <text:p text:style-name="P1"/>
        <text:p text:style-name="P1">Weil scp im Gegensatz zu rcp die Dateien über einen SSH-Tunnel kopiert. Dieser ist Verschlüsselt. rcp sendet und empfängt Daten wie telnet unverschlüsselt.</text:p>
        <text:p text:style-name="P1"/>
        <text:p text:style-name="P1">b) Öffnen Sie ein Terminal / eine Shell am Basis-Betriebssystem und führen Sie via scp</text:p>
        <text:p text:style-name="P1">einen sicheren Dateitransfer einer Datei Ihrer Wahl zu einem System Ihrer Wahl durch.</text:p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Normal" style:display-name="Normal">
      <style:paragraph-properties fo:text-align="left" fo:text-indent="0in" fo:line-height="100%" fo:widows="2" fo:margin-left="0pt" fo:margin-right="0pt" fo:margin-top="0pt" fo:margin-bottom="0pt"/>
      <style:text-properties fo:color="#000000" style:font-name="Times New Roman" fo:font-size="12pt" fo:font-weight="normal"/>
    </style:style>
  </office:styles>
  <office:automatic-styles>
    <style:page-layout style:name="Standard">
      <style:page-layout-properties fo:page-width="8.500000in" fo:page-height="11.000000in" style:print-orientation="portrait" fo:margin-top="1.0in" fo:margin-bottom="1.0in" fo:margin-left="1.0in" fo:margin-right="1.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dc:creator>Reinhard Alischer</dc:creator>
  </office:meta>
</office:document-meta>
</file>